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width="0.051cm" svg:stroke-color="#0000ff" draw:marker-start-width="0.076cm" draw:marker-end="Arrow" draw:marker-end-width="0.279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ff00" draw:marker-start-width="0.076cm" draw:marker-end="Arrow" draw:marker-end-width="0.279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ff0000" draw:marker-start-width="0.076cm" draw:marker-end="Arrow" draw:marker-end-width="0.279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ff0000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016cm" svg:height="1.508cm" svg:x="0.508cm" svg:y="0.238cm">
          <text:p text:style-name="P1">Alice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524cm" svg:y1="0.73cm" svg:x2="4.556cm" svg:y2="0.73cm">
          <text:p/>
        </draw:line>
        <draw:line draw:style-name="gr3" draw:text-style-name="P2" draw:layer="layout" svg:x1="2.524cm" svg:y1="1.238cm" svg:x2="4.556cm" svg:y2="1.238cm">
          <text:p/>
        </draw:line>
        <draw:custom-shape draw:style-name="gr1" draw:text-style-name="P2" draw:layer="layout" svg:width="2.032cm" svg:height="1.508cm" svg:x="4.556cm" svg:y="0.238cm">
          <text:p text:style-name="P1">Carol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588cm" svg:y1="0.984cm" svg:x2="8.62cm" svg:y2="0.984cm">
          <text:p/>
        </draw:line>
        <draw:custom-shape draw:style-name="gr1" draw:text-style-name="P2" draw:layer="layout" svg:width="2.032cm" svg:height="1.508cm" svg:x="8.62cm" svg:y="0.238cm">
          <text:p text:style-name="P1">Dave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652cm" svg:y1="0.984cm" svg:x2="12.684cm" svg:y2="0.984cm">
          <text:p/>
        </draw:line>
        <draw:custom-shape draw:style-name="gr1" draw:text-style-name="P2" draw:layer="layout" svg:width="2.032cm" svg:height="1.508cm" svg:x="12.684cm" svg:y="0.238cm">
          <text:p text:style-name="P1">Zoé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5.572cm" svg:y1="2.508cm" svg:x2="5.572cm" svg:y2="1.746cm">
          <text:p/>
        </draw:line>
        <draw:line draw:style-name="gr5" draw:text-style-name="P2" draw:layer="layout" svg:x1="1.508cm" svg:y1="1.746cm" svg:x2="1.508cm" svg:y2="2.508cm">
          <text:p/>
        </draw:line>
        <draw:line draw:style-name="gr5" draw:text-style-name="P2" draw:layer="layout" svg:x1="9.636cm" svg:y1="2.508cm" svg:x2="1.508cm" svg:y2="2.508cm">
          <text:p/>
        </draw:line>
        <draw:line draw:style-name="gr4" draw:text-style-name="P2" draw:layer="layout" svg:x1="9.636cm" svg:y1="2.508cm" svg:x2="9.636cm" svg:y2="1.74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2.5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creation-date>2009-06-09T20:59:25</meta:creation-date>
    <dc:date>2009-06-18T10:17:28</dc:date>
    <meta:editing-cycles>16</meta:editing-cycles>
    <meta:editing-duration>PT1H13M22S</meta:editing-duration>
    <meta:user-defined meta:name="Info 1"/>
    <meta:user-defined meta:name="Info 2"/>
    <meta:user-defined meta:name="Info 3"/>
    <meta:user-defined meta:name="Info 4"/>
    <meta:document-statistic meta:object-count="12"/>
  </office:meta>
</office:document-meta>
</file>